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3.544cm" fo:padding-top="0.225cm" fo:padding-bottom="0.225cm" fo:padding-left="0.35cm" fo:padding-right="0.35cm" loext:decorative="false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434cm" fo:min-width="5.664cm" fo:padding-top="0.225cm" fo:padding-bottom="0.225cm" fo:padding-left="0.35cm" fo:padding-right="0.35cm" loext:decorative="false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5.312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3.778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5.842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5.9cm" fo:padding-top="0.175cm" fo:padding-bottom="0.175cm" fo:padding-left="0.3cm" fo:padding-right="0.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1.5cm" svg:x="3.875cm" svg:y="3cm">
          <text:p text:style-name="P1">/joint_st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9cm" svg:height="1.25cm" svg:x="12.75cm" svg:y="19.75cm">
          <text:p text:style-name="P3"><text:span text:style-name="T1">/</text:span><text:span text:style-name="T2">cartesian_goal_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6.875cm" svg:y1="4.5cm" svg:x2="6.907cm" svg:y2="6.5cm" draw:start-shape="id1" draw:start-glue-point="8" svg:d="M6875 4500v601l32 1399" svg:viewBox="0 0 33 2001">
          <text:p/>
        </draw:connector>
        <draw:g draw:style-name="gr4">
          <draw:custom-shape draw:style-name="gr5" draw:text-style-name="P4" draw:layer="layout" svg:width="8.5cm" svg:height="1.75cm" svg:x="2.75cm" svg:y="6.5cm">
            <text:p text:style-name="P3"><text:span text:style-name="T3">/joint_acceleratio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4.378cm" svg:height="1cm" svg:x="4.811cm" svg:y="7.75cm">
            <text:p text:style-name="P3"><text:span text:style-name="T4">JointAccel</text:span></text:p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7" draw:text-style-name="P6" draw:layer="layout" svg:width="9.25cm" svg:height="1.5cm" svg:x="11.25cm" svg:y="5cm">
            <text:p text:style-name="P3"><text:span text:style-name="T1">/</text:span><text:span text:style-name="T2">cartesian_current_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6.5cm" svg:height="1cm" svg:x="12.625cm" svg:y="6cm">
            <text:p text:style-name="P3"><text:span text:style-name="T4">ToolCartesianStat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13:32.524343037</meta:creation-date>
    <dc:date>2023-10-19T15:22:29.750313697</dc:date>
    <meta:editing-duration>P1DT4H8M55S</meta:editing-duration>
    <meta:editing-cycles>6</meta:editing-cycles>
    <meta:generator>LibreOffice/7.6.2.1$Linux_X86_64 LibreOffice_project/56f7684011345957bbf33a7ee678afaf4d2ba333</meta:generator>
    <meta:document-statistic meta:object-count="9"/>
  </office:meta>
</office:document-meta>
</file>